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bb6" officeooo:paragraph-rsid="00108bb6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Science 1 Report: Hello World Program</text:p>
      <text:p text:style-name="P1">Introduction: This report details a hello wrold program that helps us see how to use a print statement and put code and console outputs into a world document.</text:p>
      <text:p text:style-name="P1"/>
      <text:p text:style-name="P1">Code:</text:p>
      <text:p text:style-name="P1"><text:span text:style-name="T1">public</text:span><text:span text:style-name="T2"> </text:span><text:span text:style-name="T1">class</text:span><text:span text:style-name="T2"> HelloWorldClass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2"><text:span text:style-name="T2"><text:tab/><text:tab/>System.</text:span><text:span text:style-name="T4">out</text:span><text:span text:style-name="T2">.println(</text:span><text:span text:style-name="T5">"Hello world!"</text:span><text:span text:style-name="T2">);</text:span></text:p>
      <text:p text:style-name="P2"><text:span text:style-name="T2"><text:tab/>}</text:span></text:p>
      <text:p text:style-name="P2"><text:span text:style-name="T2">}</text:span></text:p>
      <text:p text:style-name="P1"/>
      <text:p text:style-name="P1">Console: Hello World!</text:p>
      <text:p text:style-name="P1"/>
      <text:p text:style-name="P1">Summary: This is a simple code that shows out computer is working and that we can properly use a print statement in our code and then put our code and console output in a report.</text:p>
      <text:p text:style-name="P1"/>
      <text:p text:style-name="P1">Reference : You-tube videos, Eclipse tutorial, Java text from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5:06:21.524064420</meta:creation-date>
    <dc:date>2016-01-24T15:12:29.314364865</dc:date>
    <meta:editing-duration>PT26S</meta:editing-duration>
    <meta:editing-cycles>1</meta:editing-cycles>
    <meta:document-statistic meta:table-count="0" meta:image-count="0" meta:object-count="0" meta:page-count="1" meta:paragraph-count="11" meta:word-count="98" meta:character-count="587" meta:non-whitespace-character-count="496"/>
    <meta:generator>LibreOffice/4.2.8.2$Linux_X86_64 LibreOffice_project/420m0$Build-2</meta:generator>
  </office:meta>
</office:document-meta>
</file>